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4.9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838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-REV2-vout-protection-sh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uF/6.3V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0pF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uF/6.3v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0pF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0uF/16v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5" office:value-type="string" calcext:value-type="string">
            <text:p>C1713</text:p>
          </table:table-cell>
          <table:table-cell office:value-type="string" calcext:value-type="string">
            <text:p>https://item.szlcsc.com/2065.html?fromZone=s_s__%252210uF%252016v%25200805%2522&amp;spm=sc.gbn.xh1.zy.n&amp;lcsc_vid=RlBWBgUARQNWBVIARVIIBQFTRFBXAV1XRVdZVgVQE1kxVlNTRldaV1VeRllXVTsOAxUeFF5JWBIBSRccGwIdBEoFGAxBAAgJFQACSQwSGg0%3D</text:p>
          </table:table-cell>
          <table:table-cell/>
        </table:table-row>
        <table:table-row table:style-name="ro1">
          <table:table-cell office:value-type="string" calcext:value-type="string">
            <text:p>15pF</text:p>
          </table:table-cell>
          <table:table-cell office:value-type="string" calcext:value-type="string">
            <text:p>Capacitor_SMD:C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S40-04</text:p>
          </table:table-cell>
          <table:table-cell office:value-type="string" calcext:value-type="string">
            <text:p>library:SOT-52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MF24CA</text:p>
          </table:table-cell>
          <table:table-cell table:style-name="ce3" office:value-type="string" calcext:value-type="string">
            <text:p>Diode_SMD:D_SMF</text:p>
          </table:table-cell>
          <table:table-cell table:style-name="ce5" office:value-type="string" calcext:value-type="string">
            <text:p>C3720035</text:p>
          </table:table-cell>
          <table:table-cell office:value-type="string" calcext:value-type="string">
            <text:p>https://item.szlcsc.com/4287855.html?fromZone=s_s__%2522SMF24CA%2522&amp;spm=sc.gbn.xh1.zy.n&amp;lcsc_vid=RlBWBgUARQNWBVIARVIIBQFTRFBXAV1XRVdZVgVQE1kxVlNTRldaV1ZWQVNaUDsOAxUeFF5JWBIBSRccGwIdBEoFGAxBAAgJFQACSQwSGg0%3D</text:p>
          </table:table-cell>
          <table:table-cell/>
        </table:table-row>
        <table:table-row table:style-name="ro1">
          <table:table-cell office:value-type="string" calcext:value-type="string">
            <text:p>SMF5.0A</text:p>
          </table:table-cell>
          <table:table-cell office:value-type="string" calcext:value-type="string">
            <text:p>Diode_SMD:D_SM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SD12VV1BL</text:p>
          </table:table-cell>
          <table:table-cell table:style-name="ce3" office:value-type="string" calcext:value-type="string">
            <text:p>Diode_SMD:D_SOD-882D</text:p>
          </table:table-cell>
          <table:table-cell table:style-name="ce5" office:value-type="string" calcext:value-type="string">
            <text:p>C111472</text:p>
          </table:table-cell>
          <table:table-cell office:value-type="string" calcext:value-type="string">
            <text:p>https://item.szlcsc.com/112699.html?fromZone=s_s__%2522PESD12VV1BL%2522&amp;spm=sc.gbn.xh1.zy.n&amp;lcsc_vid=RlBWBgUARQNWBVIARVIIBQFTRFBXAV1XRVdZVgVQE1kxVlNTRldaV1ZRRFRcVTsOAxUeFF5JWBIBSRccGwIdBEoFGAxBAAgJFQACSQwSGg0%3D</text:p>
          </table:table-cell>
          <table:table-cell table:style-name="ce5" office:value-type="string" calcext:value-type="string">
            <text:p><text:a xlink:href="https://item.szlcsc.com/112699.html?fromZone=s_s__%2522PESD12VV1BL%2522&amp;spm=sc.gbn.xh1.zy.n&amp;lcsc_vid=RlBWBgUARQNWBVIARVIIBQFTRFBXAV1XRVdZVgVQE1kxVlNTRldaV1ZRRFRcVTsOAxUeFF5JWBIBSRccGwIdBEoFGAxBAAgJFQACSQwSGg0%3D" xlink:type="simple">PESD12VV1BL,315</text:a></text:p>
          </table:table-cell>
        </table:table-row>
        <table:table-row table:style-name="ro1">
          <table:table-cell table:style-name="ce1" office:value-type="string" calcext:value-type="string">
            <text:p>BAS40-04</text:p>
          </table:table-cell>
          <table:table-cell office:value-type="string" calcext:value-type="string">
            <text:p>Package_TO_SOT_SMD:SOT-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4148WT</text:p>
          </table:table-cell>
          <table:table-cell office:value-type="string" calcext:value-type="string">
            <text:p>Diode_SMD:D_SOD-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-C-31-M-12</text:p>
          </table:table-cell>
          <table:table-cell office:value-type="string" calcext:value-type="string">
            <text:p>usb-c:HRO_TYPE-C-31-M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_01x09</text:p>
          </table:table-cell>
          <table:table-cell office:value-type="string" calcext:value-type="string">
            <text:p>Connector_JST:JST_SH_SM09B-SRSS-TB_1x09-1MP_P1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W201209U300T</text:p>
          </table:table-cell>
          <table:table-cell office:value-type="string" calcext:value-type="string">
            <text:p>Inductor_SMD:L_0805_2012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T_20_QT200H1201</text:p>
          </table:table-cell>
          <table:table-cell office:value-type="string" calcext:value-type="string">
            <text:p>dp-lcd:TFT_20_QT200H1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6812-side-a_b</text:p>
          </table:table-cell>
          <table:table-cell office:value-type="string" calcext:value-type="string">
            <text:p>dp-LED:SK6812-side-a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6812-mini-e</text:p>
          </table:table-cell>
          <table:table-cell office:value-type="string" calcext:value-type="string">
            <text:p>dp-LED:SK6812-MINI-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N7002KT</text:p>
          </table:table-cell>
          <table:table-cell office:value-type="string" calcext:value-type="string">
            <text:p>library:SOT-52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MXB56EN</text:p>
          </table:table-cell>
          <table:table-cell table:style-name="ce3" office:value-type="string" calcext:value-type="string">
            <text:p>DFN1010D-3:DFN1010D-3_SOT1215_NEX</text:p>
          </table:table-cell>
          <table:table-cell table:style-name="ce5" office:value-type="string" calcext:value-type="string">
            <text:p>C547274</text:p>
          </table:table-cell>
          <table:table-cell office:value-type="string" calcext:value-type="string">
            <text:p>https://item.szlcsc.com/574118.html?fromZone=s_s__%2522PMXB56EN%2522&amp;spm=sc.gbn.xh1.zy.n&amp;lcsc_vid=RlBWBgUARQNWBVIARVIIBQFTRFBXAV1XRVdZVgVQE1kxVlNTRldaV1dWQFRYXzsOAxUeFF5JWBIBSRccGwIdBEoFGAxBAAgJFQACSQwSGg0%3D</text:p>
          </table:table-cell>
          <table:table-cell table:style-name="ce5" office:value-type="string" calcext:value-type="string">
            <text:p><text:a xlink:href="https://item.szlcsc.com/574118.html?fromZone=s_s__%2522PMXB56EN%2522&amp;spm=sc.gbn.xh1.zy.n&amp;lcsc_vid=RlBWBgUARQNWBVIARVIIBQFTRFBXAV1XRVdZVgVQE1kxVlNTRldaV1dWQFRYXzsOAxUeFF5JWBIBSRccGwIdBEoFGAxBAAgJFQACSQwSGg0%3D" xlink:type="simple">PMXB56ENZ</text:a> </text:p>
          </table:table-cell>
        </table:table-row>
        <table:table-row table:style-name="ro1">
          <table:table-cell table:style-name="ce1" office:value-type="string" calcext:value-type="string">
            <text:p>2N7002KT</text:p>
          </table:table-cell>
          <table:table-cell office:value-type="string" calcext:value-type="string">
            <text:p>Package_TO_SOT_SMD:SOT-52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MDT3906DW</text:p>
          </table:table-cell>
          <table:table-cell table:style-name="ce4" office:value-type="string" calcext:value-type="string">
            <text:p>Package_TO_SOT_SMD:SOT-363_SC-70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2301T 2.8A</text:p>
          </table:table-cell>
          <table:table-cell office:value-type="string" calcext:value-type="string">
            <text:p>library:SOT-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R 0.5W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0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5" office:value-type="string" calcext:value-type="string">
            <text:p>C25076</text:p>
          </table:table-cell>
          <table:table-cell office:value-type="string" calcext:value-type="string">
            <text:p>https://item.szlcsc.com/25819.html?fromZone=s_s__%2522100R%25200402%2522&amp;spm=sc.gbn.xh2.zy.n&amp;lcsc_vid=RlBWBgUARQNWBVIARVIIBQFTRFBXAV1XRVdZVgVQE1kxVlNTRldaV1deTlReUDsOAxUeFF5JWBIBSRccGwIdBEoFGAxBAAgJFQACSQwSGg0%3D</text:p>
          </table:table-cell>
          <table:table-cell/>
        </table:table-row>
        <table:table-row table:style-name="ro1">
          <table:table-cell table:style-name="ce3" office:value-type="string" calcext:value-type="string">
            <text:p>3.3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5" office:value-type="string" calcext:value-type="string">
            <text:p>C25890</text:p>
          </table:table-cell>
          <table:table-cell office:value-type="string" calcext:value-type="string">
            <text:p>https://item.szlcsc.com/26633.html?fromZone=s_s__%25223.3k%25200402%2522&amp;spm=sc.gbn.xh2.zy.n&amp;lcsc_vid=RlBWBgUARQNWBVIARVIIBQFTRFBXAV1XRVdZVgVQE1kxVlNTRldaV1BUTlVbVDsOAxUeFF5JWBIBSRccGwIdBEoFGAxBAAgJFQACSQwSGg0%3D</text:p>
          </table:table-cell>
          <table:table-cell/>
        </table:table-row>
        <table:table-row table:style-name="ro1">
          <table:table-cell table:style-name="ce3" office:value-type="string" calcext:value-type="string">
            <text:p>18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5" office:value-type="string" calcext:value-type="string">
            <text:p>C25762</text:p>
          </table:table-cell>
          <table:table-cell office:value-type="string" calcext:value-type="string">
            <text:p>https://item.szlcsc.com/26505.html?fromZone=s_s__%252218k%25200402%2522&amp;spm=sc.gbn.xh2.zy.n&amp;lcsc_vid=RlBWBgUARQNWBVIARVIIBQFTRFBXAV1XRVdZVgVQE1kxVlNTRldaV1BSQFlbUDsOAxUeFF5JWBIBSRccGwIdBEoFGAxBAAgJFQACSQwSGg0%3D</text:p>
          </table:table-cell>
          <table:table-cell/>
        </table:table-row>
        <table:table-row table:style-name="ro1">
          <table:table-cell table:style-name="ce3" office:value-type="string" calcext:value-type="string">
            <text:p>180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5" office:value-type="string" calcext:value-type="string">
            <text:p>C25760</text:p>
          </table:table-cell>
          <table:table-cell office:value-type="string" calcext:value-type="string">
            <text:p>https://item.szlcsc.com/26503.html?fromZone=s_s__%2522180k%25200402%2522&amp;spm=sc.gbn.xh2.zy.n&amp;lcsc_vid=RlBWBgUARQNWBVIARVIIBQFTRFBXAV1XRVdZVgVQE1kxVlNTRldaV1FXQFBWUjsOAxUeFF5JWBIBSRccGwIdBEoFGAxBAAgJFQACSQwSGg0%3D</text:p>
          </table:table-cell>
          <table:table-cell/>
        </table:table-row>
        <table:table-row table:style-name="ro1">
          <table:table-cell table:style-name="ce1"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R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R2</text:p>
          </table:table-cell>
          <table:table-cell office:value-type="string" calcext:value-type="string">
            <text:p>Resistor_SMD:R_2512_6332Metric_Pad1.40x3.3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R</text:p>
          </table:table-cell>
          <table:table-cell office:value-type="string" calcext:value-type="string">
            <text:p>Resistor_SMD:R_0402_1005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R</text:p>
          </table:table-cell>
          <table:table-cell office:value-type="string" calcext:value-type="string">
            <text:p>Resistor_SMD:R_Array_Convex_4x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3425BA 098 2.5H 250gf</text:p>
          </table:table-cell>
          <table:table-cell office:value-type="string" calcext:value-type="string">
            <text:p>Button_Switch_SMD:SW_SPST_PTS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3315A 250gf 025</text:p>
          </table:table-cell>
          <table:table-cell office:value-type="string" calcext:value-type="string">
            <text:p>dp-switch:GT-TC026X-HXXX-L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2350B</text:p>
          </table:table-cell>
          <table:table-cell office:value-type="string" calcext:value-type="string">
            <text:p>qfn80:qfn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P74LVC8T245QE24.TR</text:p>
          </table:table-cell>
          <table:table-cell office:value-type="string" calcext:value-type="string">
            <text:p>manuf:NXP-DHVQFN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9555QF24</text:p>
          </table:table-cell>
          <table:table-cell office:value-type="string" calcext:value-type="string">
            <text:p>Package_DFN_QFN:QFN-24-1EP_4x4mm_P0.5mm_EP2.7x2.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358-FR</text:p>
          </table:table-cell>
          <table:table-cell office:value-type="string" calcext:value-type="string">
            <text:p>Package_DFN_QFN:DFN-8-1EP_2x2mm_P0.5mm_EP1.05x1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A6416ARTWR</text:p>
          </table:table-cell>
          <table:table-cell office:value-type="string" calcext:value-type="string">
            <text:p>Package_DFN_QFN:QFN-24-1EP_4x4mm_P0.5mm_EP2.75x2.7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S6404L-3SQR-ZR</text:p>
          </table:table-cell>
          <table:table-cell office:value-type="string" calcext:value-type="string">
            <text:p>library:USON-8-3x2mm_P0.5mm_EPth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3002-04JTG</text:p>
          </table:table-cell>
          <table:table-cell office:value-type="string" calcext:value-type="string">
            <text:p>Package_TO_SOT_SMD:SOT-363_SC-70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V75801PDRV</text:p>
          </table:table-cell>
          <table:table-cell office:value-type="string" calcext:value-type="string">
            <text:p>Package_SON:WSON-6-1EP_2x2mm_P0.65mm_EP1x1.6mm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74LVC2G14</text:p>
          </table:table-cell>
          <table:table-cell table:style-name="ce3" office:value-type="string" calcext:value-type="string">
            <text:p>Package_TO_SOT_SMD:SOT-363_SC-70-6</text:p>
          </table:table-cell>
          <table:table-cell table:style-name="ce5" office:value-type="string" calcext:value-type="string">
            <text:p>C37361</text:p>
          </table:table-cell>
          <table:table-cell office:value-type="string" calcext:value-type="string">
            <text:p>https://item.szlcsc.com/38340.html?fromZone=s_s__%252274LVC2G14%2522&amp;spm=sc.gbn.xh6.zy.n&amp;lcsc_vid=RlBWBgUARQNWBVIARVIIBQFTRFBXAV1XRVdZVgVQE1kxVlNTRldaV1FTRVJXVjsOAxUeFF5JWBIBSRccGwIdBEoFGAxBAAgJFQACSQwSGg0%3D</text:p>
          </table:table-cell>
          <table:table-cell table:style-name="ce5" office:value-type="string" calcext:value-type="string">
            <text:p><text:a xlink:href="https://item.szlcsc.com/38340.html?fromZone=s_s__%252274LVC2G14%2522&amp;spm=sc.gbn.xh6.zy.n&amp;lcsc_vid=RlBWBgUARQNWBVIARVIIBQFTRFBXAV1XRVdZVgVQE1kxVlNTRldaV1FTRVJXVjsOAxUeFF5JWBIBSRccGwIdBEoFGAxBAAgJFQACSQwSGg0%3D" xlink:type="simple">SN74LVC2G14DCKR</text:a> </text:p>
          </table:table-cell>
        </table:table-row>
        <table:table-row table:style-name="ro1">
          <table:table-cell office:value-type="string" calcext:value-type="string">
            <text:p>W25Q128JVSIQ</text:p>
          </table:table-cell>
          <table:table-cell office:value-type="string" calcext:value-type="string">
            <text:p>Package_SO:SOP-8_5.28x5.23mm_P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29F2G01ABAGDWB-IT:G</text:p>
          </table:table-cell>
          <table:table-cell office:value-type="string" calcext:value-type="string">
            <text:p>dp-memory:U-PDFN-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M393BIDSGR</text:p>
          </table:table-cell>
          <table:table-cell table:style-name="ce3" office:value-type="string" calcext:value-type="string">
            <text:p>Package_SON:WSON-8-1EP_2x2mm_P0.5mm_EP0.9x1.6mm</text:p>
          </table:table-cell>
          <table:table-cell table:style-name="ce5" office:value-type="string" calcext:value-type="string">
            <text:p>C2862759</text:p>
          </table:table-cell>
          <table:table-cell office:value-type="string" calcext:value-type="string">
            <text:p>https://item.szlcsc.com/3067436.html?fromZone=s_s__%2522LM393BIDSGR%2522&amp;spm=sc.gbn.xh1.zy.n&amp;lcsc_vid=RlBWBgUARQNWBVIARVIIBQFTRFBXAV1XRVdZVgVQE1kxVlNTRldaV1JUQVlZUjsOAxUeFF5JWBIBSRccGwIdBEoFGAxBAAgJFQACSQwSGg0%3D</text:p>
          </table:table-cell>
          <table:table-cell/>
        </table:table-row>
        <table:table-row table:style-name="ro1">
          <table:table-cell office:value-type="string" calcext:value-type="string">
            <text:p>AiP74LVC1T45GC363.TR</text:p>
          </table:table-cell>
          <table:table-cell office:value-type="string" calcext:value-type="string">
            <text:p>Package_TO_SOT_SMD:SOT-363_SC-70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6211A33PG-N</text:p>
          </table:table-cell>
          <table:table-cell office:value-type="string" calcext:value-type="string">
            <text:p>Package_TO_SOT_SMD:SOT-89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4067</text:p>
          </table:table-cell>
          <table:table-cell office:value-type="string" calcext:value-type="string">
            <text:p>Package_SO:TSSOP-24_4.4x7.8mm_P0.6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2127K-ADJ</text:p>
          </table:table-cell>
          <table:table-cell office:value-type="string" calcext:value-type="string">
            <text:p>Package_TO_SOT_SMD:SOT-23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HCT245BQ</text:p>
          </table:table-cell>
          <table:table-cell office:value-type="string" calcext:value-type="string">
            <text:p>Package_DFN_QFN:DHVQFN-20-1EP_2.5x4.5mm_P0.5mm_EP1x3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321A-TR</text:p>
          </table:table-cell>
          <table:table-cell office:value-type="string" calcext:value-type="string">
            <text:p>Package_TO_SOT_SMD:SOT-23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V331-TR</text:p>
          </table:table-cell>
          <table:table-cell office:value-type="string" calcext:value-type="string">
            <text:p>Package_TO_SOT_SMD:SOT-23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04T16:51:01.578000000</dc:date>
    <meta:editing-duration>PT17M15S</meta:editing-duration>
    <meta:editing-cycles>2</meta:editing-cycles>
    <meta:generator>LibreOffice/24.8.7.2$Windows_X86_64 LibreOffice_project/e07d0a63a46349d29051da79b1fde8160bab2a89</meta:generator>
    <meta:document-statistic meta:table-count="1" meta:cell-count="177" meta:object-count="0"/>
  </office:meta>
</office:document-meta>
</file>